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15db1"/>
    </style:style>
    <style:style style:name="P2" style:family="paragraph" style:parent-style-name="Standard" style:list-style-name="L1">
      <style:text-properties fo:font-weight="normal" officeooo:paragraph-rsid="00015db1"/>
    </style:style>
    <style:style style:name="P3" style:family="paragraph" style:parent-style-name="Standard">
      <style:text-properties fo:font-weight="normal" officeooo:paragraph-rsid="00015db1" fo:background-color="#ffff00"/>
    </style:style>
    <style:style style:name="P4" style:family="paragraph" style:parent-style-name="Standard" style:list-style-name="L1">
      <style:text-properties officeooo:paragraph-rsid="00015db1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font-weight="normal" officeooo:paragraph-rsid="000262ac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15db1"/>
    </style:style>
    <style:style style:name="T2" style:family="text">
      <style:text-properties fo:font-weight="normal"/>
    </style:style>
    <style:style style:name="T3" style:family="text">
      <style:text-properties fo:font-weight="normal" fo:background-color="#ffff00" loext:char-shading-value="0"/>
    </style:style>
    <style:style style:name="T4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are SSL Certificates? </text:p>
      <text:list xml:id="list5103927123005345219" text:style-name="L1">
        <text:list-item>
          <text:p text:style-name="P4"><text:span text:style-name="T2">SSL Certificates, sometimes called digital certificates, are u</text:span><text:span text:style-name="T3">sed to establish a secure encrypted connection between a browser </text:span><text:span text:style-name="T2">(user's computer) and a server (website)</text:span></text:p>
        </text:list-item>
        <text:list-item>
          <text:p text:style-name="P2">he SSL connection protects <text:span text:style-name="T4">sensitive data, such as credit card information, exchanged during each visit (session).</text:span> Whether you need to secure one or many domains, one or multiple servers, DigiCert offers a full line of SSL Certificate products to meet your needs.</text:p>
        </text:list-item>
      </text:list>
      <text:p text:style-name="P1"/>
      <text:list xml:id="list5787800247120053853" text:style-name="L2">
        <text:list-item>
          <text:p text:style-name="P7"><text:a xlink:type="simple" xlink:href="https://www.digicert.com/ssl-certificate.htm#prodsingle">Single Certificate</text:a> ("SSL Plus"): Secure a single server with a single name. </text:p>
        </text:list-item>
        <text:list-item>
          <text:p text:style-name="P7"><text:a xlink:type="simple" xlink:href="https://www.digicert.com/ssl-certificate.htm#produc">Multi-Domain (SAN) Certificate</text:a> ("MD SAN Certificate"): Secure up to 250 server names – with one certificate. </text:p>
        </text:list-item>
        <text:list-item>
          <text:p text:style-name="P7"><text:a xlink:type="simple" xlink:href="https://www.digicert.com/ssl-certificate.htm#prodev">Extended Validation Certificate</text:a> ("EV Plus"): Activate the green bar in newer browsers. </text:p>
        </text:list-item>
        <text:list-item>
          <text:p text:style-name="P5"><text:a xlink:type="simple" xlink:href="https://www.digicert.com/ssl-certificate.htm#prodevmd">DigiCert Extended Validation Multi-Domain Certificate</text:a> ("EV MD Certificate"): Secure up to 25 server names with EV security – with one certificate. </text:p>
        </text:list-item>
        <text:list-item>
          <text:p text:style-name="P6"><text:tab/><text:a xlink:type="simple" xlink:href="https://www.digicert.com/ssl-certificate.htm#prodwc">Wildcard SSL</text:a> ("Wildcard Plus"): Secure all servers and subdomains on a given domain with <text:tab/>one certificate. 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53:03.235498082</meta:creation-date>
    <dc:date>2017-03-16T19:00:34.800938951</dc:date>
    <meta:editing-duration>PT6M3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51" meta:character-count="993" meta:non-whitespace-character-count="847"/>
  </office:meta>
</office:document-meta>
</file>